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3c10" officeooo:paragraph-rsid="001f3c1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ihe7875@csel-112-03:~$ ls</text:p>
      <text:p text:style-name="P1">Desktop <text:s text:c="3"/>Downloads <text:s/>Homework <text:s/>Pictures <text:s text:c="14"/>Public <text:s text:c="4"/>Templates</text:p>
      <text:p text:style-name="P1">Documents <text:s/>Github <text:s text:c="4"/>Music <text:s text:c="4"/>Project_CSCI_3308.git <text:s/>Snapshots <text:s/>Videos</text:p>
      <text:p text:style-name="P1">jihe7875@csel-112-03:~$ /home/j/jihe7875/Homework/2400/HW2/bomb108</text:p>
      <text:p text:style-name="P1">bash: /home/j/jihe7875/Homework/2400/HW2/bomb108: Is a directory</text:p>
      <text:p text:style-name="P1">jihe7875@csel-112-03:~$ cd /home/j/jihe7875/Homework/2400/HW2/bomb108</text:p>
      <text:p text:style-name="P1">jihe7875@csel-112-03:~/Homework/2400/HW2/bomb108$ gdb bomb</text:p>
      <text:p text:style-name="P1">GNU gdb (Ubuntu 7.7.1-0ubuntu5~14.04.2) 7.7.1</text:p>
      <text:p text:style-name="P1">Copyright (C) 2014 Free Software Foundation, Inc.</text:p>
      <text:p text:style-name="P1">License GPLv3+: GNU GPL version 3 or later &lt;http://gnu.org/licenses/gpl.html&gt;</text:p>
      <text:p text:style-name="P1">This is free software: you are free to change and redistribute it.</text:p>
      <text:p text:style-name="P1">There is NO WARRANTY, to the extent permitted by law. <text:s/>Type "show copying"</text:p>
      <text:p text:style-name="P1">and "show warranty" for details.</text:p>
      <text:p text:style-name="P1">This GDB was configured as "x86_64-linux-gnu".</text:p>
      <text:p text:style-name="P1">Type "show configuration" for configuration details.</text:p>
      <text:p text:style-name="P1">For bug reporting instructions, please see:</text:p>
      <text:p text:style-name="P1">&lt;http://www.gnu.org/software/gdb/bugs/&gt;.</text:p>
      <text:p text:style-name="P1">Find the GDB manual and other documentation resources online at:</text:p>
      <text:p text:style-name="P1">&lt;http://www.gnu.org/software/gdb/documentation/&gt;.</text:p>
      <text:p text:style-name="P1">For help, type "help".</text:p>
      <text:p text:style-name="P1">Type "apropos word" to search for commands related to "word"...</text:p>
      <text:p text:style-name="P1">Reading symbols from bomb...done.</text:p>
      <text:p text:style-name="P1">(gdb) break explode_bomb</text:p>
      <text:p text:style-name="P1">Breakpoint 1 at 0x80491e1</text:p>
      <text:p text:style-name="P1">(gdb) break phase_1</text:p>
      <text:p text:style-name="P1">Breakpoint 2 at 0x8048b86</text:p>
      <text:p text:style-name="P1">(gdb) run</text:p>
      <text:p text:style-name="P1">Starting program: /home/j/jihe7875/Homework/2400/HW2/bomb108/bomb </text:p>
      <text:p text:style-name="P1">Welcome to my fiendish little bomb. You have 6 phases with</text:p>
      <text:p text:style-name="P1">which to blow yourself up. Have a nice day!</text:p>
      <text:p text:style-name="P1">abc</text:p>
      <text:p text:style-name="P1"></text:p>
      <text:p text:style-name="P1">Breakpoint 2, 0x08048b86 in phase_1 ()</text:p>
      <text:p text:style-name="P1">(gdb) disass phase_1</text:p>
      <text:p text:style-name="P1">Dump of assembler code for function phase_1:</text:p>
      <text:p text:style-name="P1"><text:s text:c="3"/>0x08048b80 &lt;+0&gt;:<text:tab/>push <text:s text:c="2"/>%ebp</text:p>
      <text:p text:style-name="P1"><text:s text:c="3"/>0x08048b81 &lt;+1&gt;:<text:tab/>mov <text:s text:c="3"/>%esp,%ebp</text:p>
      <text:p text:style-name="P1"><text:s text:c="3"/>0x08048b83 &lt;+3&gt;:<text:tab/>sub <text:s text:c="3"/>$0x18,%esp</text:p>
      <text:p text:style-name="P1">=&gt; 0x08048b86 &lt;+6&gt;:<text:tab/>movl <text:s text:c="2"/>$0x804a364,0x4(%esp)</text:p>
      <text:p text:style-name="P1"><text:s text:c="3"/>0x08048b8e &lt;+14&gt;:<text:tab/>mov <text:s text:c="3"/>0x8(%ebp),%eax</text:p>
      <text:p text:style-name="P1"><text:s text:c="3"/>0x08048b91 &lt;+17&gt;:<text:tab/>mov <text:s text:c="3"/>%eax,(%esp)</text:p>
      <text:p text:style-name="P1"><text:s text:c="3"/>0x08048b94 &lt;+20&gt;:<text:tab/>call <text:s text:c="2"/>0x8048fd3 &lt;strings_not_equal&gt;</text:p>
      <text:p text:style-name="P1"><text:s text:c="3"/>0x08048b99 &lt;+25&gt;:<text:tab/>test <text:s text:c="2"/>%eax,%eax</text:p>
      <text:p text:style-name="P1"><text:s text:c="3"/>0x08048b9b &lt;+27&gt;:<text:tab/>je <text:s text:c="4"/>0x8048ba2 &lt;phase_1+34&gt;</text:p>
      <text:p text:style-name="P1"><text:s text:c="3"/>0x08048b9d &lt;+29&gt;:<text:tab/>call <text:s text:c="2"/>0x80491db &lt;explode_bomb&gt;</text:p>
      <text:p text:style-name="P1"><text:s text:c="3"/>0x08048ba2 &lt;+34&gt;:<text:tab/>leave <text:s/></text:p>
      <text:p text:style-name="P1"><text:s text:c="3"/>0x08048ba3 &lt;+35&gt;:<text:tab/>ret <text:s text:c="3"/></text:p>
      <text:p text:style-name="P1">End of assembler dump.</text:p>
      <text:p text:style-name="P1">(gdb) x/s 0x804a364</text:p>
      <text:p text:style-name="P1"><text:soft-page-break/>0x804a364:<text:tab/>"There are rumors on the internets."</text:p>
      <text:p text:style-name="P1">(gdb) x/s ebp+0x8</text:p>
      <text:p text:style-name="P1">No symbol "ebp" in current context.</text:p>
      <text:p text:style-name="P1">(gdb) x/s %ebp+0x8</text:p>
      <text:p text:style-name="P1">A syntax error in expression, near `%ebp+0x8'.</text:p>
      <text:p text:style-name="P1">(gdb) x/s %ebp=8</text:p>
      <text:p text:style-name="P1">A syntax error in expression, near `%ebp=8'.</text:p>
      <text:p text:style-name="P1">(gdb) x/s %ebp+8</text:p>
      <text:p text:style-name="P1">A syntax error in expression, near `%ebp+8'.</text:p>
      <text:p text:style-name="P1">(gdb) x/s $ebp+0x8</text:p>
      <text:p text:style-name="P1">0xffffd0b0:<text:tab/>""</text:p>
      <text:p text:style-name="P1">(gdb) n</text:p>
      <text:p text:style-name="P1">Single stepping until exit from function phase_1,</text:p>
      <text:p text:style-name="P1">which has no line number information.</text:p>
      <text:p text:style-name="P1"></text:p>
      <text:p text:style-name="P1">Breakpoint 1, 0x080491e1 in explode_bomb ()</text:p>
      <text:p text:style-name="P1">(gdb) q</text:p>
      <text:p text:style-name="P1">A debugging session is active.</text:p>
      <text:p text:style-name="P1"></text:p>
      <text:p text:style-name="P1"><text:tab/>Inferior 1 [process 3786] will be killed.</text:p>
      <text:p text:style-name="P1"></text:p>
      <text:p text:style-name="P1">Quit anyway? (y or n) y</text:p>
      <text:p text:style-name="P1">jihe7875@csel-112-03:~/Homework/2400/HW2/bomb108$ gdb bomb</text:p>
      <text:p text:style-name="P1">GNU gdb (Ubuntu 7.7.1-0ubuntu5~14.04.2) 7.7.1</text:p>
      <text:p text:style-name="P1">Copyright (C) 2014 Free Software Foundation, Inc.</text:p>
      <text:p text:style-name="P1">License GPLv3+: GNU GPL version 3 or later &lt;http://gnu.org/licenses/gpl.html&gt;</text:p>
      <text:p text:style-name="P1">This is free software: you are free to change and redistribute it.</text:p>
      <text:p text:style-name="P1">There is NO WARRANTY, to the extent permitted by law. <text:s/>Type "show copying"</text:p>
      <text:p text:style-name="P1">and "show warranty" for details.</text:p>
      <text:p text:style-name="P1">This GDB was configured as "x86_64-linux-gnu".</text:p>
      <text:p text:style-name="P1">Type "show configuration" for configuration details.</text:p>
      <text:p text:style-name="P1">For bug reporting instructions, please see:</text:p>
      <text:p text:style-name="P1">&lt;http://www.gnu.org/software/gdb/bugs/&gt;.</text:p>
      <text:p text:style-name="P1">Find the GDB manual and other documentation resources online at:</text:p>
      <text:p text:style-name="P1">&lt;http://www.gnu.org/software/gdb/documentation/&gt;.</text:p>
      <text:p text:style-name="P1">For help, type "help".</text:p>
      <text:p text:style-name="P1">Type "apropos word" to search for commands related to "word"...</text:p>
      <text:p text:style-name="P1">Reading symbols from bomb...done.</text:p>
      <text:p text:style-name="P1">(gdb) b explode_bomb</text:p>
      <text:p text:style-name="P1">Breakpoint 1 at 0x80491e1</text:p>
      <text:p text:style-name="P1">(gdb) b phase_1</text:p>
      <text:p text:style-name="P1">Breakpoint 2 at 0x8048b86</text:p>
      <text:p text:style-name="P1">(gdb) r</text:p>
      <text:p text:style-name="P1">Starting program: /home/j/jihe7875/Homework/2400/HW2/bomb108/bomb </text:p>
      <text:p text:style-name="P1">Welcome to my fiendish little bomb. You have 6 phases with</text:p>
      <text:p text:style-name="P1">which to blow yourself up. Have a nice day!</text:p>
      <text:p text:style-name="P1">abc</text:p>
      <text:p text:style-name="P1"></text:p>
      <text:p text:style-name="P1">Breakpoint 2, 0x08048b86 in phase_1 ()</text:p>
      <text:p text:style-name="P1"><text:soft-page-break/>(gdb) dissas</text:p>
      <text:p text:style-name="P1">Undefined command: "dissas". <text:s/>Try "help".</text:p>
      <text:p text:style-name="P1">(gdb) disass</text:p>
      <text:p text:style-name="P1">Dump of assembler code for function phase_1:</text:p>
      <text:p text:style-name="P1"><text:s text:c="3"/>0x08048b80 &lt;+0&gt;:<text:tab/>push <text:s text:c="2"/>%ebp</text:p>
      <text:p text:style-name="P1"><text:s text:c="3"/>0x08048b81 &lt;+1&gt;:<text:tab/>mov <text:s text:c="3"/>%esp,%ebp</text:p>
      <text:p text:style-name="P1"><text:s text:c="3"/>0x08048b83 &lt;+3&gt;:<text:tab/>sub <text:s text:c="3"/>$0x18,%esp</text:p>
      <text:p text:style-name="P1">=&gt; 0x08048b86 &lt;+6&gt;:<text:tab/>movl <text:s text:c="2"/>$0x804a364,0x4(%esp)</text:p>
      <text:p text:style-name="P1"><text:s text:c="3"/>0x08048b8e &lt;+14&gt;:<text:tab/>mov <text:s text:c="3"/>0x8(%ebp),%eax</text:p>
      <text:p text:style-name="P1"><text:s text:c="3"/>0x08048b91 &lt;+17&gt;:<text:tab/>mov <text:s text:c="3"/>%eax,(%esp)</text:p>
      <text:p text:style-name="P1"><text:s text:c="3"/>0x08048b94 &lt;+20&gt;:<text:tab/>call <text:s text:c="2"/>0x8048fd3 &lt;strings_not_equal&gt;</text:p>
      <text:p text:style-name="P1"><text:s text:c="3"/>0x08048b99 &lt;+25&gt;:<text:tab/>test <text:s text:c="2"/>%eax,%eax</text:p>
      <text:p text:style-name="P1"><text:s text:c="3"/>0x08048b9b &lt;+27&gt;:<text:tab/>je <text:s text:c="4"/>0x8048ba2 &lt;phase_1+34&gt;</text:p>
      <text:p text:style-name="P1"><text:s text:c="3"/>0x08048b9d &lt;+29&gt;:<text:tab/>call <text:s text:c="2"/>0x80491db &lt;explode_bomb&gt;</text:p>
      <text:p text:style-name="P1"><text:s text:c="3"/>0x08048ba2 &lt;+34&gt;:<text:tab/>leave <text:s/></text:p>
      <text:p text:style-name="P1"><text:s text:c="3"/>0x08048ba3 &lt;+35&gt;:<text:tab/>ret <text:s text:c="3"/></text:p>
      <text:p text:style-name="P1">End of assembler dump.</text:p>
      <text:p text:style-name="P1">(gdb) ni</text:p>
      <text:p text:style-name="P1">0x08048b8e in phase_1 ()</text:p>
      <text:p text:style-name="P1">(gdb) disass</text:p>
      <text:p text:style-name="P1">Dump of assembler code for function phase_1:</text:p>
      <text:p text:style-name="P1"><text:s text:c="3"/>0x08048b80 &lt;+0&gt;:<text:tab/>push <text:s text:c="2"/>%ebp</text:p>
      <text:p text:style-name="P1"><text:s text:c="3"/>0x08048b81 &lt;+1&gt;:<text:tab/>mov <text:s text:c="3"/>%esp,%ebp</text:p>
      <text:p text:style-name="P1"><text:s text:c="3"/>0x08048b83 &lt;+3&gt;:<text:tab/>sub <text:s text:c="3"/>$0x18,%esp</text:p>
      <text:p text:style-name="P1"><text:s text:c="3"/>0x08048b86 &lt;+6&gt;:<text:tab/>movl <text:s text:c="2"/>$0x804a364,0x4(%esp)</text:p>
      <text:p text:style-name="P1">=&gt; 0x08048b8e &lt;+14&gt;:<text:tab/>mov <text:s text:c="3"/>0x8(%ebp),%eax</text:p>
      <text:p text:style-name="P1"><text:s text:c="3"/>0x08048b91 &lt;+17&gt;:<text:tab/>mov <text:s text:c="3"/>%eax,(%esp)</text:p>
      <text:p text:style-name="P1"><text:s text:c="3"/>0x08048b94 &lt;+20&gt;:<text:tab/>call <text:s text:c="2"/>0x8048fd3 &lt;strings_not_equal&gt;</text:p>
      <text:p text:style-name="P1"><text:s text:c="3"/>0x08048b99 &lt;+25&gt;:<text:tab/>test <text:s text:c="2"/>%eax,%eax</text:p>
      <text:p text:style-name="P1"><text:s text:c="3"/>0x08048b9b &lt;+27&gt;:<text:tab/>je <text:s text:c="4"/>0x8048ba2 &lt;phase_1+34&gt;</text:p>
      <text:p text:style-name="P1"><text:s text:c="3"/>0x08048b9d &lt;+29&gt;:<text:tab/>call <text:s text:c="2"/>0x80491db &lt;explode_bomb&gt;</text:p>
      <text:p text:style-name="P1"><text:s text:c="3"/>0x08048ba2 &lt;+34&gt;:<text:tab/>leave <text:s/></text:p>
      <text:p text:style-name="P1"><text:s text:c="3"/>0x08048ba3 &lt;+35&gt;:<text:tab/>ret <text:s text:c="3"/></text:p>
      <text:p text:style-name="P1">End of assembler dump.</text:p>
      <text:p text:style-name="P1">(gdb) ni</text:p>
      <text:p text:style-name="P1">0x08048b91 in phase_1 ()</text:p>
      <text:p text:style-name="P1">(gdb) x/s $ebp+0x8</text:p>
      <text:p text:style-name="P1">0xffffd0b0:<text:tab/>""</text:p>
      <text:p text:style-name="P1">(gdb) disass</text:p>
      <text:p text:style-name="P1">Dump of assembler code for function phase_1:</text:p>
      <text:p text:style-name="P1"><text:s text:c="3"/>0x08048b80 &lt;+0&gt;:<text:tab/>push <text:s text:c="2"/>%ebp</text:p>
      <text:p text:style-name="P1"><text:s text:c="3"/>0x08048b81 &lt;+1&gt;:<text:tab/>mov <text:s text:c="3"/>%esp,%ebp</text:p>
      <text:p text:style-name="P1"><text:s text:c="3"/>0x08048b83 &lt;+3&gt;:<text:tab/>sub <text:s text:c="3"/>$0x18,%esp</text:p>
      <text:p text:style-name="P1"><text:s text:c="3"/>0x08048b86 &lt;+6&gt;:<text:tab/>movl <text:s text:c="2"/>$0x804a364,0x4(%esp)</text:p>
      <text:p text:style-name="P1"><text:s text:c="3"/>0x08048b8e &lt;+14&gt;:<text:tab/>mov <text:s text:c="3"/>0x8(%ebp),%eax</text:p>
      <text:p text:style-name="P1">=&gt; 0x08048b91 &lt;+17&gt;:<text:tab/>mov <text:s text:c="3"/>%eax,(%esp)</text:p>
      <text:p text:style-name="P1"><text:s text:c="3"/>0x08048b94 &lt;+20&gt;:<text:tab/>call <text:s text:c="2"/>0x8048fd3 &lt;strings_not_equal&gt;</text:p>
      <text:p text:style-name="P1"><text:s text:c="3"/>0x08048b99 &lt;+25&gt;:<text:tab/>test <text:s text:c="2"/>%eax,%eax</text:p>
      <text:p text:style-name="P1"><text:s text:c="3"/>0x08048b9b &lt;+27&gt;:<text:tab/>je <text:s text:c="4"/>0x8048ba2 &lt;phase_1+34&gt;</text:p>
      <text:p text:style-name="P1"><text:soft-page-break/><text:s text:c="3"/>0x08048b9d &lt;+29&gt;:<text:tab/>call <text:s text:c="2"/>0x80491db &lt;explode_bomb&gt;</text:p>
      <text:p text:style-name="P1"><text:s text:c="3"/>0x08048ba2 &lt;+34&gt;:<text:tab/>leave <text:s/></text:p>
      <text:p text:style-name="P1"><text:s text:c="3"/>0x08048ba3 &lt;+35&gt;:<text:tab/>ret <text:s text:c="3"/></text:p>
      <text:p text:style-name="P1">End of assembler dump.</text:p>
      <text:p text:style-name="P1">(gdb) r</text:p>
      <text:p text:style-name="P1">The program being debugged has been started already.</text:p>
      <text:p text:style-name="P1">Start it from the beginning? (y or n) n</text:p>
      <text:p text:style-name="P1">Program not restarted.</text:p>
      <text:p text:style-name="P1">(gdb) r info</text:p>
      <text:p text:style-name="P1">The program being debugged has been started already.</text:p>
      <text:p text:style-name="P1">Start it from the beginning? (y or n) n</text:p>
      <text:p text:style-name="P1">Program not restarted.</text:p>
      <text:p text:style-name="P1">(gdb) ri</text:p>
      <text:p text:style-name="P1">Undefined command: "ri". <text:s/>Try "help".</text:p>
      <text:p text:style-name="P1">(gdb) info r</text:p>
      <text:p text:style-name="P1">eax <text:s text:c="11"/>0x804c800<text:tab/>134531072</text:p>
      <text:p text:style-name="P1">ecx <text:s text:c="11"/>0x4<text:tab/>4</text:p>
      <text:p text:style-name="P1">edx <text:s text:c="11"/>0x1<text:tab/>1</text:p>
      <text:p text:style-name="P1">ebx <text:s text:c="11"/>0xffffd164<text:tab/>-11932</text:p>
      <text:p text:style-name="P1">esp <text:s text:c="11"/>0xffffd090<text:tab/>0xffffd090</text:p>
      <text:p text:style-name="P1">ebp <text:s text:c="11"/>0xffffd0a8<text:tab/>0xffffd0a8</text:p>
      <text:p text:style-name="P1">esi <text:s text:c="11"/>0x0<text:tab/>0</text:p>
      <text:p text:style-name="P1">edi <text:s text:c="11"/>0x0<text:tab/>0</text:p>
      <text:p text:style-name="P1">eip <text:s text:c="11"/>0x8048b91<text:tab/>0x8048b91 &lt;phase_1+17&gt;</text:p>
      <text:p text:style-name="P1">eflags <text:s text:c="8"/>0x286<text:tab/>[ PF SF IF ]</text:p>
      <text:p text:style-name="P1">cs <text:s text:c="12"/>0x23<text:tab/>35</text:p>
      <text:p text:style-name="P1">ss <text:s text:c="12"/>0x2b<text:tab/>43</text:p>
      <text:p text:style-name="P1">ds <text:s text:c="12"/>0x2b<text:tab/>43</text:p>
      <text:p text:style-name="P1">es <text:s text:c="12"/>0x2b<text:tab/>43</text:p>
      <text:p text:style-name="P1">fs <text:s text:c="12"/>0x0<text:tab/>0</text:p>
      <text:p text:style-name="P1">gs <text:s text:c="12"/>0x63<text:tab/>99</text:p>
      <text:p text:style-name="P1">(gdb) x/s 134531072</text:p>
      <text:p text:style-name="P1">0x804c800 &lt;input_strings&gt;:<text:tab/>"abc"</text:p>
      <text:p text:style-name="P1">(gdb) disass</text:p>
      <text:p text:style-name="P1">Dump of assembler code for function phase_1:</text:p>
      <text:p text:style-name="P1"><text:s text:c="3"/>0x08048b80 &lt;+0&gt;:<text:tab/>push <text:s text:c="2"/>%ebp</text:p>
      <text:p text:style-name="P1"><text:s text:c="3"/>0x08048b81 &lt;+1&gt;:<text:tab/>mov <text:s text:c="3"/>%esp,%ebp</text:p>
      <text:p text:style-name="P1"><text:s text:c="3"/>0x08048b83 &lt;+3&gt;:<text:tab/>sub <text:s text:c="3"/>$0x18,%esp</text:p>
      <text:p text:style-name="P1"><text:s text:c="3"/>0x08048b86 &lt;+6&gt;:<text:tab/>movl <text:s text:c="2"/>$0x804a364,0x4(%esp)</text:p>
      <text:p text:style-name="P1"><text:s text:c="3"/>0x08048b8e &lt;+14&gt;:<text:tab/>mov <text:s text:c="3"/>0x8(%ebp),%eax</text:p>
      <text:p text:style-name="P1">=&gt; 0x08048b91 &lt;+17&gt;:<text:tab/>mov <text:s text:c="3"/>%eax,(%esp)</text:p>
      <text:p text:style-name="P1"><text:s text:c="3"/>0x08048b94 &lt;+20&gt;:<text:tab/>call <text:s text:c="2"/>0x8048fd3 &lt;strings_not_equal&gt;</text:p>
      <text:p text:style-name="P1"><text:s text:c="3"/>0x08048b99 &lt;+25&gt;:<text:tab/>test <text:s text:c="2"/>%eax,%eax</text:p>
      <text:p text:style-name="P1"><text:s text:c="3"/>0x08048b9b &lt;+27&gt;:<text:tab/>je <text:s text:c="4"/>0x8048ba2 &lt;phase_1+34&gt;</text:p>
      <text:p text:style-name="P1"><text:s text:c="3"/>0x08048b9d &lt;+29&gt;:<text:tab/>call <text:s text:c="2"/>0x80491db &lt;explode_bomb&gt;</text:p>
      <text:p text:style-name="P1"><text:s text:c="3"/>0x08048ba2 &lt;+34&gt;:<text:tab/>leave <text:s/></text:p>
      <text:p text:style-name="P1"><text:s text:c="3"/>0x08048ba3 &lt;+35&gt;:<text:tab/>ret <text:s text:c="3"/></text:p>
      <text:p text:style-name="P1">End of assembler dump.</text:p>
      <text:p text:style-name="P1">(gdb) ni</text:p>
      <text:p text:style-name="P1"><text:soft-page-break/>0x08048b94 in phase_1 ()</text:p>
      <text:p text:style-name="P1">(gdb) ni</text:p>
      <text:p text:style-name="P1">0x08048b99 in phase_1 ()</text:p>
      <text:p text:style-name="P1">(gdb) ni</text:p>
      <text:p text:style-name="P1">0x08048b9b in phase_1 ()</text:p>
      <text:p text:style-name="P1">(gdb) disass</text:p>
      <text:p text:style-name="P1">Dump of assembler code for function phase_1:</text:p>
      <text:p text:style-name="P1"><text:s text:c="3"/>0x08048b80 &lt;+0&gt;:<text:tab/>push <text:s text:c="2"/>%ebp</text:p>
      <text:p text:style-name="P1"><text:s text:c="3"/>0x08048b81 &lt;+1&gt;:<text:tab/>mov <text:s text:c="3"/>%esp,%ebp</text:p>
      <text:p text:style-name="P1"><text:s text:c="3"/>0x08048b83 &lt;+3&gt;:<text:tab/>sub <text:s text:c="3"/>$0x18,%esp</text:p>
      <text:p text:style-name="P1"><text:s text:c="3"/>0x08048b86 &lt;+6&gt;:<text:tab/>movl <text:s text:c="2"/>$0x804a364,0x4(%esp)</text:p>
      <text:p text:style-name="P1"><text:s text:c="3"/>0x08048b8e &lt;+14&gt;:<text:tab/>mov <text:s text:c="3"/>0x8(%ebp),%eax</text:p>
      <text:p text:style-name="P1"><text:s text:c="3"/>0x08048b91 &lt;+17&gt;:<text:tab/>mov <text:s text:c="3"/>%eax,(%esp)</text:p>
      <text:p text:style-name="P1"><text:s text:c="3"/>0x08048b94 &lt;+20&gt;:<text:tab/>call <text:s text:c="2"/>0x8048fd3 &lt;strings_not_equal&gt;</text:p>
      <text:p text:style-name="P1"><text:s text:c="3"/>0x08048b99 &lt;+25&gt;:<text:tab/>test <text:s text:c="2"/>%eax,%eax</text:p>
      <text:p text:style-name="P1">=&gt; 0x08048b9b &lt;+27&gt;:<text:tab/>je <text:s text:c="4"/>0x8048ba2 &lt;phase_1+34&gt;</text:p>
      <text:p text:style-name="P1"><text:s text:c="3"/>0x08048b9d &lt;+29&gt;:<text:tab/>call <text:s text:c="2"/>0x80491db &lt;explode_bomb&gt;</text:p>
      <text:p text:style-name="P1"><text:s text:c="3"/>0x08048ba2 &lt;+34&gt;:<text:tab/>leave <text:s/></text:p>
      <text:p text:style-name="P1"><text:s text:c="3"/>0x08048ba3 &lt;+35&gt;:<text:tab/>ret <text:s text:c="3"/></text:p>
      <text:p text:style-name="P1">End of assembler dump.</text:p>
      <text:p text:style-name="P1">(gdb) ni</text:p>
      <text:p text:style-name="P1">0x08048b9d in phase_1 ()</text:p>
      <text:p text:style-name="P1">(gdb) ni</text:p>
      <text:p text:style-name="P1"></text:p>
      <text:p text:style-name="P1">Breakpoint 1, 0x080491e1 in explode_bomb ()</text:p>
      <text:p text:style-name="P1">(gdb) q</text:p>
      <text:p text:style-name="P1">A debugging session is active.</text:p>
      <text:p text:style-name="P1"></text:p>
      <text:p text:style-name="P1"><text:tab/>Inferior 1 [process 3871] will be killed.</text:p>
      <text:p text:style-name="P1"></text:p>
      <text:p text:style-name="P1">Quit anyway? (y or n) y</text:p>
      <text:p text:style-name="P1">jihe7875@csel-112-03:~/Homework/2400/HW2/bomb108$ gdb bomb</text:p>
      <text:p text:style-name="P1">GNU gdb (Ubuntu 7.7.1-0ubuntu5~14.04.2) 7.7.1</text:p>
      <text:p text:style-name="P1">Copyright (C) 2014 Free Software Foundation, Inc.</text:p>
      <text:p text:style-name="P1">License GPLv3+: GNU GPL version 3 or later &lt;http://gnu.org/licenses/gpl.html&gt;</text:p>
      <text:p text:style-name="P1">This is free software: you are free to change and redistribute it.</text:p>
      <text:p text:style-name="P1">There is NO WARRANTY, to the extent permitted by law. <text:s/>Type "show copying"</text:p>
      <text:p text:style-name="P1">and "show warranty" for details.</text:p>
      <text:p text:style-name="P1">This GDB was configured as "x86_64-linux-gnu".</text:p>
      <text:p text:style-name="P1">Type "show configuration" for configuration details.</text:p>
      <text:p text:style-name="P1">For bug reporting instructions, please see:</text:p>
      <text:p text:style-name="P1">&lt;http://www.gnu.org/software/gdb/bugs/&gt;.</text:p>
      <text:p text:style-name="P1">Find the GDB manual and other documentation resources online at:</text:p>
      <text:p text:style-name="P1">&lt;http://www.gnu.org/software/gdb/documentation/&gt;.</text:p>
      <text:p text:style-name="P1">For help, type "help".</text:p>
      <text:p text:style-name="P1">Type "apropos word" to search for commands related to "word"...</text:p>
      <text:p text:style-name="P1">Reading symbols from bomb...done.</text:p>
      <text:p text:style-name="P1">(gdb) b explode_bomb</text:p>
      <text:p text:style-name="P1">Breakpoint 1 at 0x80491e1</text:p>
      <text:p text:style-name="P1"><text:soft-page-break/>(gdb) b phase_2</text:p>
      <text:p text:style-name="P1">Breakpoint 2 at 0x8048ba9</text:p>
      <text:p text:style-name="P1">(gdb) r</text:p>
      <text:p text:style-name="P1">Starting program: /home/j/jihe7875/Homework/2400/HW2/bomb108/bomb </text:p>
      <text:p text:style-name="P1">Welcome to my fiendish little bomb. You have 6 phases with</text:p>
      <text:p text:style-name="P1">which to blow yourself up. Have a nice day!</text:p>
      <text:p text:style-name="P1">There are rumors on the internets.</text:p>
      <text:p text:style-name="P1">Phase 1 defused. How about the next one?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2T15:12:49.963905572</meta:creation-date>
    <dc:date>2015-02-12T15:16:43.470284477</dc:date>
    <meta:editing-duration>P0D</meta:editing-duration>
    <meta:editing-cycles>1</meta:editing-cycles>
    <meta:document-statistic meta:table-count="0" meta:image-count="0" meta:object-count="0" meta:page-count="6" meta:paragraph-count="253" meta:word-count="1139" meta:character-count="9170" meta:non-whitespace-character-count="7410"/>
    <meta:generator>LibreOffice/4.2.7.2$Linux_X86_64 LibreOffice_project/420m0$Build-2</meta:generator>
  </office:meta>
</office:document-meta>
</file>